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которые стандартные математические функции</text:p>
      <text:p text:style-name="P1">Стандартные математические функции находятся в файле math.h.</text:p>
      <text:p text:style-name="P1">abs – абсолютное значение целого числа – |x|</text:p>
      <text:p text:style-name="P1">int abs(int x);</text:p>
      <text:p text:style-name="P1">labs – абсолютное значение «длинного» целого числа – |x|:</text:p>
      <text:p text:style-name="P1">long labs(long x);</text:p>
      <text:p text:style-name="P1">fabs – абсолютное значение числа с плавающей точкой – |x|:</text:p>
      <text:p text:style-name="P1">double fabs(double x);</text:p>
      <text:p text:style-name="P1">sqrt – извлечение квадратного корня:</text:p>
      <text:p text:style-name="P1">double sqrt(double x);</text:p>
      <text:p text:style-name="P1">pow – возведение в степень:</text:p>
      <text:p text:style-name="P1">double pow(double x, double y);</text:p>
      <text:p text:style-name="P1">cos – косинус – cos x (здесь и далее x задается в радианах):</text:p>
      <text:p text:style-name="P1">double cos(double x);</text:p>
      <text:p text:style-name="P1">sin – синус – sin x:</text:p>
      <text:p text:style-name="P1">double sin(double x);</text:p>
      <text:p text:style-name="P1">10tan – тангенс – tg x:</text:p>
      <text:p text:style-name="P1">double tan(double x);</text:p>
      <text:p text:style-name="P1">acos – арккосинус – arccos x:</text:p>
      <text:p text:style-name="P1">double acos(double x);</text:p>
      <text:p text:style-name="P1">asin – арксинус – arcsin x:</text:p>
      <text:p text:style-name="P1">double asin(double x);</text:p>
      <text:p text:style-name="P1">atan – арктангенс – arctg x:</text:p>
      <text:p text:style-name="P1">double atan(double x);</text:p>
      <text:p text:style-name="P1">atan2 – арктангенс – arctg x/y:</text:p>
      <text:p text:style-name="P1">double atan2(double x, double y);</text:p>
      <text:p text:style-name="P1">exp – экспонента:</text:p>
      <text:p text:style-name="P1">double exp(double x);</text:p>
      <text:p text:style-name="P1">log – натуральный логарифм – ln x:</text:p>
      <text:p text:style-name="P1">double log(double x);</text:p>
      <text:p text:style-name="P1">log10 – десятичный логарифм – log 10 x:</text:p>
      <text:p text:style-name="P1">double log10(double x)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00:45:06.701919884</meta:creation-date>
    <dc:date>2019-11-13T02:19:20.001699463</dc:date>
    <meta:editing-duration>PT1H24M3S</meta:editing-duration>
    <meta:editing-cycles>1</meta:editing-cycles>
    <meta:document-statistic meta:table-count="0" meta:image-count="0" meta:object-count="0" meta:page-count="1" meta:paragraph-count="32" meta:word-count="137" meta:character-count="969" meta:non-whitespace-character-count="837"/>
    <meta:generator>LibreOffice/6.3.2.2$Linux_X86_64 LibreOffice_project/30$Build-2</meta:generator>
  </office:meta>
</office:document-meta>
</file>